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5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1.3098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l lengths in m, unless specifi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 angles in RAD, unless specifie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v (DEG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camera height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</text:p>
          </table:table-cell>
          <table:table-cell table:formula="of:=[.B4]*PI()/180" office:value-type="float" office:value="1.0471975511966" calcext:value-type="float">
            <text:p>1.0471975511966</text:p>
          </table:table-cell>
          <table:table-cell table:number-columns-repeated="3"/>
          <table:table-cell office:value-type="string" calcext:value-type="string">
            <text:p>view distance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 width (pixels)</text:p>
          </table:table-cell>
          <table:table-cell office:value-type="float" office:value="1920" calcext:value-type="float">
            <text:p>1920</text:p>
          </table:table-cell>
          <table:table-cell table:number-columns-repeated="3"/>
          <table:table-cell office:value-type="string" calcext:value-type="string">
            <text:p>planet radius</text:p>
          </table:table-cell>
          <table:table-cell table:formula="of:=([.G5]*[.G5]-[.G4]*[.G4])/(2*[.G4])" office:value-type="float" office:value="26250" calcext:value-type="float">
            <text:p>26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 height (pixels)</text:p>
          </table:table-cell>
          <table:table-cell office:value-type="float" office:value="1080" calcext:value-type="float">
            <text:p>1080</text:p>
          </table:table-cell>
          <table:table-cell table:number-columns-repeated="3"/>
          <table:table-cell office:value-type="string" calcext:value-type="string">
            <text:p>planet radius (km)</text:p>
          </table:table-cell>
          <table:table-cell table:formula="of:=[.G6]/1000" office:value-type="float" office:value="26.25" calcext:value-type="float">
            <text:p>2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 length on screen (pixels)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urface area (km^2)</text:p>
          </table:table-cell>
          <table:table-cell table:formula="of:=4*PI()*[.G6]*[.G6]/1000000" office:value-type="float" office:value="8659.01475145687" calcext:value-type="float">
            <text:p>8659.01475145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 of unit length on screen</text:p>
          </table:table-cell>
          <table:table-cell table:formula="of:=[.B5]*[.B8]/[.B7]" office:value-type="float" office:value="0.00387850944887629" calcext:value-type="float">
            <text:p>0.00387850944887629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istance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0.5" calcext:value-type="float">
            <text:p>0.5</text:p>
          </table:table-cell>
          <table:table-cell table:formula="of:=[.B12]/TAN([.B$9])" office:value-type="float" office:value="128.914857485546" calcext:value-type="float">
            <text:p>128.91485748554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2;[.A13])" office:value-type="float" office:value="1" calcext:value-type="float">
            <text:p>1</text:p>
          </table:table-cell>
          <table:table-cell table:formula="of:=[.B13]/TAN([.B$9])" office:value-type="float" office:value="257.829714971091" calcext:value-type="float">
            <text:p>257.82971497109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2;[.A14])" office:value-type="float" office:value="2" calcext:value-type="float">
            <text:p>2</text:p>
          </table:table-cell>
          <table:table-cell table:formula="of:=[.B14]/TAN([.B$9])" office:value-type="float" office:value="515.659429942182" calcext:value-type="float">
            <text:p>515.65942994218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15])" office:value-type="float" office:value="4" calcext:value-type="float">
            <text:p>4</text:p>
          </table:table-cell>
          <table:table-cell table:formula="of:=[.B15]/TAN([.B$9])" office:value-type="float" office:value="1031.31885988436" calcext:value-type="float">
            <text:p>1031.3188598843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16])" office:value-type="float" office:value="8" calcext:value-type="float">
            <text:p>8</text:p>
          </table:table-cell>
          <table:table-cell table:formula="of:=[.B16]/TAN([.B$9])" office:value-type="float" office:value="2062.63771976873" calcext:value-type="float">
            <text:p>2062.6377197687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17])" office:value-type="float" office:value="16" calcext:value-type="float">
            <text:p>16</text:p>
          </table:table-cell>
          <table:table-cell table:formula="of:=[.B17]/TAN([.B$9])" office:value-type="float" office:value="4125.27543953746" calcext:value-type="float">
            <text:p>4125.2754395374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18])" office:value-type="float" office:value="32" calcext:value-type="float">
            <text:p>32</text:p>
          </table:table-cell>
          <table:table-cell table:formula="of:=[.B18]/TAN([.B$9])" office:value-type="float" office:value="8250.55087907491" calcext:value-type="float">
            <text:p>8250.5508790749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19])" office:value-type="float" office:value="64" calcext:value-type="float">
            <text:p>64</text:p>
          </table:table-cell>
          <table:table-cell table:formula="of:=[.B19]/TAN([.B$9])" office:value-type="float" office:value="16501.1017581498" calcext:value-type="float">
            <text:p>16501.101758149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20])" office:value-type="float" office:value="128" calcext:value-type="float">
            <text:p>128</text:p>
          </table:table-cell>
          <table:table-cell table:formula="of:=[.B20]/TAN([.B$9])" office:value-type="float" office:value="33002.2035162997" calcext:value-type="float">
            <text:p>33002.203516299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21])" office:value-type="float" office:value="256" calcext:value-type="float">
            <text:p>256</text:p>
          </table:table-cell>
          <table:table-cell table:formula="of:=[.B21]/TAN([.B$9])" office:value-type="float" office:value="66004.4070325993" calcext:value-type="float">
            <text:p>66004.407032599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22])" office:value-type="float" office:value="512" calcext:value-type="float">
            <text:p>512</text:p>
          </table:table-cell>
          <table:table-cell table:formula="of:=[.B22]/TAN([.B$9])" office:value-type="float" office:value="132008.814065199" calcext:value-type="float">
            <text:p>132008.81406519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23])" office:value-type="float" office:value="1024" calcext:value-type="float">
            <text:p>1024</text:p>
          </table:table-cell>
          <table:table-cell table:formula="of:=[.B23]/TAN([.B$9])" office:value-type="float" office:value="264017.628130397" calcext:value-type="float">
            <text:p>264017.62813039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6:31:36.084650891</meta:creation-date>
    <dc:date>2025-06-29T17:56:22.670867700</dc:date>
    <meta:editing-duration>PT43M39S</meta:editing-duration>
    <meta:editing-cycles>6</meta:editing-cycles>
    <meta:generator>LibreOffice/24.8.6.2$Linux_X86_64 LibreOffice_project/480$Build-2</meta:generator>
    <meta:document-statistic meta:table-count="1" meta:cell-count="65" meta:object-count="0"/>
  </office:meta>
</office:document-meta>
</file>